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rsid="0002955f" officeooo:paragraph-rsid="0002955f"/>
    </style:style>
    <style:style style:name="P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9a2e7"/>
    </style:style>
    <style:style style:name="P5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02955f" officeooo:paragraph-rsid="0002955f"/>
    </style:style>
    <style:style style:name="P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cbeab"/>
    </style:style>
    <style:style style:name="P9" style:family="paragraph" style:parent-style-name="Standard" style:list-style-name="L4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0" style:family="paragraph" style:parent-style-name="Standard" style:list-style-name="L5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1" style:family="paragraph" style:parent-style-name="Standard" style:list-style-name="L6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85c9f" officeooo:paragraph-rsid="00085c9f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a76c1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cbeab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cbeab" officeooo:paragraph-rsid="000cbeab"/>
    </style:style>
    <style:style style:name="P1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d068c" officeooo:paragraph-rsid="000d068c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12bc0" officeooo:paragraph-rsid="00112bc0"/>
    </style:style>
    <style:style style:name="P20" style:family="paragraph" style:parent-style-name="Standard" style:list-style-name="L1">
      <style:paragraph-properties fo:margin-top="0cm" fo:margin-bottom="0cm" style:contextual-spacing="false" fo:line-height="150%" fo:text-align="start" style:justify-single-word="false" style:writing-mode="lr-tb"/>
      <style:text-properties style:font-name="Times New Roman" officeooo:rsid="00151a14" officeooo:paragraph-rsid="00151a14"/>
    </style:style>
    <style:style style:name="P21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e6eba" officeooo:paragraph-rsid="000e6eba"/>
    </style:style>
    <style:style style:name="P2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a5922" officeooo:paragraph-rsid="001a5922"/>
    </style:style>
    <style:style style:name="P2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327ef"/>
    </style:style>
    <style:style style:name="P24" style:family="paragraph" style:parent-style-name="Standard" style:list-style-name="L7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5" style:family="paragraph" style:parent-style-name="Standard" style:list-style-name="L8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8374c"/>
    </style:style>
    <style:style style:name="P27" style:family="paragraph" style:parent-style-name="Standard" style:list-style-name="L9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9f22e"/>
    </style:style>
    <style:style style:name="T1" style:family="text">
      <style:text-properties officeooo:rsid="00085c9f"/>
    </style:style>
    <style:style style:name="T2" style:family="text">
      <style:text-properties officeooo:rsid="0009a2e7"/>
    </style:style>
    <style:style style:name="T3" style:family="text">
      <style:text-properties style:font-name="Times New Roman" officeooo:rsid="0009a2e7"/>
    </style:style>
    <style:style style:name="T4" style:family="text">
      <style:text-properties officeooo:rsid="000d068c"/>
    </style:style>
    <style:style style:name="T5" style:family="text">
      <style:text-properties officeooo:rsid="000f3c8d"/>
    </style:style>
    <style:style style:name="T6" style:family="text">
      <style:text-properties officeooo:rsid="00112bc0"/>
    </style:style>
    <style:style style:name="T7" style:family="text">
      <style:text-properties officeooo:rsid="00146366"/>
    </style:style>
    <style:style style:name="T8" style:family="text">
      <style:text-properties officeooo:rsid="00151a14"/>
    </style:style>
    <style:style style:name="T9" style:family="text">
      <style:text-properties officeooo:rsid="0019f22e"/>
    </style:style>
    <style:style style:name="T10" style:family="text">
      <style:text-properties officeooo:rsid="000e6eba"/>
    </style:style>
    <style:style style:name="T11" style:family="text">
      <style:text-properties officeooo:rsid="001a5922"/>
    </style:style>
    <style:style style:name="T12" style:family="text">
      <style:text-properties officeooo:rsid="001c611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Writrating</text:span> API</text:p>
      <text:p text:style-name="P1"/>
      <text:p text:style-name="P1"/>
      <text:list xml:id="list839678860" text:style-name="L1">
        <text:list-item>
          <text:p text:style-name="P2">Version1:</text:p>
          <text:list>
            <text:list-item>
              <text:p text:style-name="P2">Base domain name:</text:p>
              <text:list>
                <text:list-item>
                  <text:p text:style-name="P2">Primary: api.domainName/v1/</text:p>
                </text:list-item>
                <text:list-item>
                  <text:p text:style-name="P2">Secondary: domainName/api/v1/ </text:p>
                </text:list-item>
              </text:list>
            </text:list-item>
            <text:list-item>
              <text:p text:style-name="P2">Parts:</text:p>
              <text:list>
                <text:list-item>
                  <text:p text:style-name="P2">Devices:</text:p>
                  <text:list>
                    <text:list-item>
                      <text:p text:style-name="P2">List of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<text:span text:style-name="T1">list/</text:span>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Specific device detail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&lt;string:slug&gt;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dd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add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Edit devices:</text:p>
                      <text:list>
                        <text:list-item>
                          <text:p text:style-name="P2"><text:soft-page-break/>URL:</text:p>
                          <text:list>
                            <text:list-item>
                              <text:p text:style-name="P2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Delete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ApiBaseDomainName/device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3926316346624" text:continue-list="list83967886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s:</text:p>
                          <text:list>
                            <text:list-item>
                              <text:p text:style-name="P2">DELETE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heck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ApiBaseDomainName/device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3925214555681" text:continue-list="list23392631634662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:</text:p>
                          <text:list>
                            <text:list-item>
                              <text:p text:style-name="P2">PATCH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Validator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Blogs:</text:p>
                  <text:list>
                    <text:list-item>
                      <text:p text:style-name="P12">List <text:span text:style-name="T2">of blogs</text:span>:</text:p>
                      <text:list>
                        <text:list-item>
                          <text:p text:style-name="P14">URL:</text:p>
                          <text:list>
                            <text:list-item>
                              <text:p text:style-name="P14">ApiBaseDomainName/blogs/list/</text:p>
                            </text:list-item>
                          </text:list>
                        </text:list-item>
                        <text:list-item>
                          <text:p text:style-name="P14">Method:</text:p>
                          <text:list>
                            <text:list-item>
                              <text:p text:style-name="P14">GET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14">Everyone has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Specific blogs details:</text:p>
                      <text:list>
                        <text:list-item>
                          <text:p text:style-name="P14"><text:soft-page-break/>URL:</text:p>
                          <text:list>
                            <text:list-item>
                              <text:p text:style-name="P7">ApiBaseDomainName/blogs/&lt;string:slug&gt;/</text:p>
                            </text:list-item>
                          </text:list>
                        </text:list-item>
                        <text:list-item>
                          <text:p text:style-name="P14">Method:</text:p>
                          <text:list>
                            <text:list-item>
                              <text:p text:style-name="P7">GET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Everyone has permission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Add blog:</text:p>
                      <text:list>
                        <text:list-item>
                          <text:p text:style-name="P14">URL:</text:p>
                          <text:list>
                            <text:list-item>
                              <text:p text:style-name="P7">ApiBaseDomainName/blogs/add/</text:p>
                            </text:list-item>
                          </text:list>
                        </text:list-item>
                        <text:list-item>
                          <text:p text:style-name="P14">Method:</text:p>
                          <text:list>
                            <text:list-item>
                              <text:p text:style-name="P7">POST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Edit blog:</text:p>
                      <text:list>
                        <text:list-item>
                          <text:p text:style-name="P14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ApiBaseDomainName/blogs/&lt;string:slug&gt;/edit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3925746280961" text:continue-list="list23392521455568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Method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Delete blog:</text:p>
                      <text:list>
                        <text:list-item>
                          <text:p text:style-name="P14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ApiBaseDomainName/blog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3924693162687" text:continue-list="list23392574628096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Method:</text:p>
                          <text:list>
                            <text:list-item>
                              <text:p text:style-name="P7">DELETE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Check blogs:</text:p>
                      <text:list>
                        <text:list-item>
                          <text:p text:style-name="P14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ApiBaseDomainName/blog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3926043146822" text:continue-list="list23392469316268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oft-page-break/>Method:</text:p>
                          <text:list>
                            <text:list-item>
                              <text:p text:style-name="P15">PATCH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17">validators</text:p>
                            </text:list-item>
                            <text:list-item>
                              <text:p text:style-name="P15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Reviews:</text:p>
                  <text:list>
                    <text:list-item>
                      <text:p text:style-name="P7">List of reviews: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lis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GE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pecific review’s data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GE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add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add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Admin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edit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edi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PATCH</text:p>
                            </text:list-item>
                          </text:list>
                        </text:list-item>
                        <text:list-item>
                          <text:p text:style-name="P17"><text:soft-page-break/>Permissions:</text:p>
                          <text:list>
                            <text:list-item>
                              <text:p text:style-name="P17">admin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delete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DELETE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admin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heck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check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PATCH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validator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">User Interactions:</text:p>
                  <text:list>
                    <text:list-item>
                      <text:p text:style-name="P8">Compare devices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8">ApiBaseDomainName/interactions/Compare/&lt;string:slug1&gt;/&lt;string:slug2&gt;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8">GE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8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4">Commenting</text:span>: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8">ApiBaseDomainName/interactions/comment/</text:p>
                            </text:list-item>
                          </text:list>
                        </text:list-item>
                        <text:list-item>
                          <text:p text:style-name="P17">Method<text:span text:style-name="T4">s</text:span>:</text:p>
                          <text:list>
                            <text:list-item>
                              <text:p text:style-name="P18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8"><text:soft-page-break/>Everyone except guest users can POST dat<text:span text:style-name="T6">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4">Reporting system</text:span>: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8">ApiBaseDomainName/interactions/reports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8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8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7">List of all </text:span><text:span text:style-name="T8">names</text:span><text:span text:style-name="T7"> except blogs, and reviews</text:span>:</text:p>
                      <text:list>
                        <text:list-item>
                          <text:p text:style-name="P19">URL:</text:p>
                          <text:list>
                            <text:list-item>
                              <text:p text:style-name="P19">ApiBaseDomainName/interactions/<text:span text:style-name="T8">names</text:span>/</text:p>
                            </text:list-item>
                          </text:list>
                        </text:list-item>
                        <text:list-item>
                          <text:p text:style-name="P20">Method:</text:p>
                          <text:list>
                            <text:list-item>
                              <text:p text:style-name="P20">GET</text:p>
                            </text:list-item>
                          </text:list>
                        </text:list-item>
                        <text:list-item>
                          <text:p text:style-name="P20">Permissions:</text:p>
                          <text:list>
                            <text:list-item>
                              <text:p text:style-name="P20">Everyone has access to GET dat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Users:</text:p>
                  <text:list>
                    <text:list-item>
                      <text:p text:style-name="P21">Profile:</text:p>
                      <text:list>
                        <text:list-item>
                          <text:p text:style-name="P21">URL:</text:p>
                          <text:list>
                            <text:list-item>
                              <text:p text:style-name="P21">ApiBaseDomainName/accounts/profile/&lt;<text:span text:style-name="T5">string:username&gt;/</text:span></text:p>
                            </text:list-item>
                          </text:list>
                        </text:list-item>
                        <text:list-item>
                          <text:p text:style-name="P21">Methods:</text:p>
                          <text:list>
                            <text:list-item>
                              <text:p text:style-name="P21">GET</text:p>
                            </text:list-item>
                            <text:list-item>
                              <text:p text:style-name="P22">PUT</text:p>
                            </text:list-item>
                          </text:list>
                        </text:list-item>
                        <text:list-item>
                          <text:p text:style-name="P21">Permissions:</text:p>
                          <text:list>
                            <text:list-item>
                              <text:p text:style-name="P21">All logged in users can see profile(GET, <text:span text:style-name="T11">and PUT</text:span> data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ign-up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1">ApiBaseDomainName/accounts/sign-up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1">Everyone can sign-up in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in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1"><text:soft-page-break/>ApiBaseDomainName/accounts/login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1">Everyone can login to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out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1">ApiBaseDomainName/accounts/logou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1">Only logged in users can logout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account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1">ApiBaseDomainName/accounts/delete-accoun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1">Only logged in users can delete their accoun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Change password:</text:p>
                      <text:list>
                        <text:list-item>
                          <text:p text:style-name="P23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">ApiBaseDomainName/accounts/change-password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3924677733477" text:continue-list="list23392604314682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Method:</text:p>
                          <text:list>
                            <text:list-item>
                              <text:p text:style-name="P23">POST</text:p>
                            </text:list-item>
                          </text:list>
                        </text:list-item>
                        <text:list-item>
                          <text:p text:style-name="P23">Permissions:</text:p>
                          <text:list>
                            <text:list-item>
                              <text:p text:style-name="P23">All logged in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<text:s/>Password recovery:</text:p>
                      <text:list>
                        <text:list-item>
                          <text:p text:style-name="P23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5">ApiBaseDomainName/accounts/password-recovery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3926304152045" text:continue-list="list23392467773347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Method:</text:p>
                          <text:list>
                            <text:list-item>
                              <text:p text:style-name="P23">POST</text:p>
                            </text:list-item>
                          </text:list>
                        </text:list-item>
                        <text:list-item>
                          <text:p text:style-name="P23">Permissions:</text:p>
                          <text:list>
                            <text:list-item>
                              <text:p text:style-name="P23">Everyone can recover their password</text:p>
                              <text:p text:style-name="P23"><text:soft-page-break/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9">Password recovery verification</text:span>:</text:p>
                      <text:list>
                        <text:list-item>
                          <text:p text:style-name="P26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7">ApiBaseDomainName/accounts/password-recovery/<text:span text:style-name="T10">&lt;</text:span><text:span text:style-name="T9">string:email&gt;/</text:span>&lt;int:code&gt;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3392630415204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Method:</text:p>
                          <text:list>
                            <text:list-item>
                              <text:p text:style-name="P26">POST</text:p>
                            </text:list-item>
                          </text:list>
                        </text:list-item>
                        <text:list-item>
                          <text:p text:style-name="P26">Permissions:</text:p>
                          <text:list>
                            <text:list-item>
                              <text:p text:style-name="P26">Everyo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4-12-26T23:39:24.026000000</dc:date>
    <meta:editing-duration>PT7H15M</meta:editing-duration>
    <meta:editing-cycles>21</meta:editing-cycles>
    <meta:generator>LibreOffice/7.6.0.3$Windows_X86_64 LibreOffice_project/69edd8b8ebc41d00b4de3915dc82f8f0fc3b6265</meta:generator>
    <meta:print-date>2024-12-11T13:47:42.040000000</meta:print-date>
    <meta:printed-by>PDF files</meta:printed-by>
    <meta:document-statistic meta:table-count="0" meta:image-count="0" meta:object-count="0" meta:page-count="8" meta:paragraph-count="235" meta:word-count="596" meta:character-count="3741" meta:non-whitespace-character-count="3611"/>
  </office:meta>
</office:document-meta>
</file>